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paragraph">
      <style:text-properties fo:language="ru" fo:country="RU" officeooo:rsid="00059346" officeooo:paragraph-rsid="00059346"/>
    </style:style>
    <style:style style:name="P2" style:family="paragraph" style:parent-style-name="_5f_paragraph">
      <style:text-properties fo:language="ru" fo:country="RU" officeooo:rsid="0006276c" officeooo:paragraph-rsid="0006276c"/>
    </style:style>
    <style:style style:name="P3" style:family="paragraph" style:parent-style-name="_5f_paragraph">
      <style:text-properties officeooo:paragraph-rsid="00053f3d"/>
    </style:style>
    <style:style style:name="P4" style:family="paragraph" style:parent-style-name="_5f_paragraph">
      <style:text-properties officeooo:rsid="0006276c" officeooo:paragraph-rsid="0006276c"/>
    </style:style>
    <style:style style:name="T1" style:family="text">
      <style:text-properties fo:language="ru" fo:country="RU" officeooo:rsid="00053f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heading_5f_top">admin_footer_text </text:p>
      <text:p text:style-name="P3"><text:a xlink:type="simple" xlink:href="https://developer.wordpress.org/reference/hooks/admin_footer_text/" text:style-name="Internet_20_link" text:visited-style-name="Visited_20_Internet_20_Link"><text:span text:style-name="T1">https://developer.wordpress.org/reference/hooks/admin_footer_text/</text:span></text:a></text:p>
      <text:p text:style-name="P1">Исходник в wp-admin/admin-footer.php:48</text:p>
      <text:p text:style-name="_5f_code">echo apply_filters( 'admin_footer_text', '&lt;span id="footer-thankyou"&gt;' . $text . '&lt;/span&gt;' );</text:p>
      <text:p text:style-name="P2">Выдает </text:p>
      <text:p text:style-name="_5f_code">&lt;span id="footer-thankyou"&gt;</text:p>
      <text:p text:style-name="_5f_code"><text:tab/>Спасибо вам за творчество с &lt;a href="https://ru.wordpress.org/"&gt;WordPress&lt;/a&gt;.</text:p>
      <text:p text:style-name="_5f_code">&lt;/span&gt;</text:p>
      <text:p text:style-name="_5f_heading_5f_bottom">Примеры</text:p>
      <text:p text:style-name="P4">#1 Уберем блок с благодарностью. Функция <text:span text:style-name="_5f_bold">__return_empty_string() </text:span>возвращает пустую строку: </text:p>
      <text:p text:style-name="_5f_code">add_filter( 'admin_footer_text', '__return_empty_string' );</text:p>
      <text:p text:style-name="P4">#2 Изменим блок</text:p>
      <text:p text:style-name="_5f_code">add_filter( 'admin_footer_text', 'admin_footer_copyright' );</text:p>
      <text:p text:style-name="_5f_code">function admin_footer_copyright() {</text:p>
      <text:p text:style-name="_5f_code"><text:tab/>return '&lt;span class="footer-copyright"&gt;Сайт разработан компанией "Рога и копыта".&lt;/span&gt;';</text:p>
      <text:p text:style-name="_5f_code">}</text:p>
      <text:p text:style-name="P4"/>
      <text:p text:style-name="_5f_paragraph"/>
      <text:p text:style-name="_5f_paragraph"/>
      <text:p text:style-name="_5f_paragraph"/>
      <text:p text:style-name="_5f_paragraph"/>
      <text:p text:style-name="_5f_paragraph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1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1" fo:font-family="'Calibri Light'" style:font-style-name="Обычный" style:font-family-generic="swiss" style:font-pitch="variable" fo:font-size="10pt" fo:language="none" fo:country="none" fo:font-weight="250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1-03T12:26:05.070000000</dc:date>
    <meta:editing-duration>PT24M7S</meta:editing-duration>
    <meta:editing-cycles>6</meta:editing-cycles>
    <meta:document-statistic meta:table-count="0" meta:image-count="0" meta:object-count="0" meta:page-count="1" meta:paragraph-count="16" meta:word-count="60" meta:character-count="695" meta:non-whitespace-character-count="646"/>
  </office:meta>
</office:document-meta>
</file>